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8320c"/>
    </style:style>
    <style:style style:name="T1" style:family="text">
      <style:text-properties fo:color="#ff0000"/>
    </style:style>
    <style:style style:name="T2" style:family="text">
      <style:text-properties fo:color="#3366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ygrqgcnoodnqdmlc</text:span></text:span> – <text:span text:style-name="T2">Hire A Hitman</text:span> – <text:span text:style-name="Strong_20_Emphasis">Hitman Connect</text:span></text:p>
      <text:p text:style-name="Text_20_body">Do you want to resolve any human problem permanently by highly trained, intelligent assassins. If yes looking hitman service on the dark web, here I have one onion link that claiming, they can resolve your problem within the certain time, they are etc. They are serving his service in Sharpshooting, Knife Attacks, Poison attacks, Severe torture to death, Bio attack, Paralizing, Brutal Attacks, Torture, Kidnapping, Beating and etc. for pricing detail you may explore given onion link.</text:p>
      <text:p text:style-name="Text_20_body"><text:span text:style-name="T1">swkcw6eudl7lciek</text:span> – <text:span text:style-name="T2">Hitman – </text:span><text:span text:style-name="Strong_20_Emphasis">Azerbaijani Eagles (</text:span><text:span text:style-name="Strong_20_Emphasis"><text:span text:style-name="T1">Scammer</text:span></text:span><text:span text:style-name="Strong_20_Emphasis">)</text:span></text:p>
      <text:p text:style-name="Text_20_body">Azerbaijani Eagles is a group of people who offer the most gruesome possible services on the Dark Web. There doesn’t seem to be anything they “do not” do.  Not just killing people, but also Arson, Rape, Beating up people etc. are other services being offered.  Accepts Escrow. There are no location-imposed restrictions either, they work worldwide. Bitcoin and Monero accepted. “Proof of work” provided. “Vending/ offering your services” is allowed. No Logs. Starting kill- prices 7K USD.</text:p>
      <text:p text:style-name="Text_20_body"><text:span text:style-name="T1">h4gca3vb6v37awux</text:span> – <text:span text:style-name="T2">Hitman</text:span> – <text:span text:style-name="Strong_20_Emphasis">18th Street Gang (</text:span><text:span text:style-name="Strong_20_Emphasis"><text:span text:style-name="T1">Scammer</text:span></text:span><text:span text:style-name="Strong_20_Emphasis">)</text:span></text:p>
      <text:p text:style-name="Text_20_body">A cheap Hitman-hiring service pertaining to its “bidding” structure, where hitmen bid for the contract and hence offer lower prices.</text:p>
      <text:p text:style-name="Text_20_body">In addition to Murder, Arson and Assault they also offer “accident-style” hits for an extra USD $4000. No payment is released prior to completion of task.</text:p>
      <text:p text:style-name="Text_20_body">Payment is only made via Bitcoins. Failed hits can either be re-assigned, or cancelled. Has hardcore security measures for data and record protection. They offer different types of killers for different tasks, the price varies as well.</text:p>
      <text:p text:style-name="Text_20_body"><text:span text:style-name="Strong_20_Emphasis"><text:span text:style-name="T1">stkonsbado54og4t</text:span></text:span> – <text:span text:style-name="T2">Hire A Hitman</text:span> – <text:span text:style-name="Strong_20_Emphasis">Murder Incorporated Hitman</text:span></text:p>
      <text:p text:style-name="P1">Murder incorporated Hitmen is a Hitman site on the DarkWeb which lets people order murder services, while remaining completely anonymous. Payments made via Bitcoins, absolutely no Identity-related info required. It’s one of the more liberal sites without having reservations for anyone except Presidents and Kids, so VIPs, Celebs, Women and anyone else can be ordered for a hit. They have Backup Hitmen in case the primary fails the task. Prices range from USD $5,000 to USD $100,000+</text:p>
      <text:p text:style-name="P1"><text:span text:style-name="Strong_20_Emphasis"><text:span text:style-name="T1">darkmambawopntdk</text:span></text:span> – <text:span text:style-name="Strong_20_Emphasis">Dark Mamba – Private Military Company</text:span></text:p>
      <text:p text:style-name="Text_20_body">Dark Mamba deals in all kind of hitman services including from killing people, kidnapping, Stealth work, heavy Work, injure to specific requests worldwide. Stealth work indicates here Murder that seems Accident, Killing someone and blames other and heavy work includes placing exclusives; exterminate an armed band, blast people, houses, care and more. This company is organized by ex-Military Corps and Special Forces. Payment option is Bitcoin. They take a few payments in advance to start their job. Once execution is done, you can make complete payment. For advances, you can use Full ESCROW. If you have any query or you want to know more about Dark Mamba, you can visit above onion link.</text:p>
      <text:p text:style-name="Text_20_body"><text:span text:style-name="Strong_20_Emphasis"><text:span text:style-name="T1">yo4jmu6dsfaeekt3</text:span></text:span> – <text:span text:style-name="Strong_20_Emphasis">The Veniceman Killer Hitman Service</text:span></text:p>
      <text:p text:style-name="Text_20_body">The Veniceman is another dark web site which also deals in Hitman services worldwide.  Main offered Hitman services are killings, injuries, damages, fires, finding disappeared people and investigations etc. They can also provide custom services on your requests.  Time depends on Countries. In some countries, services are available without delay and in some; it can take a little more time. The minimum price is 70000 euro plus expenses. Payment options are Cash Euro, Bitcoins, Dollars, Gold Coins. They took half payment in advance and the half after execution.  If you want to know other information like the way of killing, contact, meeting and more, you can browse the Veniceman onion link which is given above. Even they are ready to meet their clients personally at client request, seems more legit hitman service provider unlike other dark web links.</text:p>
      <text:p text:style-name="Text_20_body"><text:soft-page-break/><text:span text:style-name="Strong_20_Emphasis"><text:span text:style-name="T1">idomquol7lannf22</text:span></text:span> – <text:span text:style-name="Strong_20_Emphasis">The Mechanic – “Fixing People”</text:span></text:p>
      <text:p text:style-name="Text_20_body">The Mechanic is another website which is offering fixing people service. Things which make them different from other hitman service dark web links are no age restriction, not quick, proof of the recent work and 10 years’ experience in fixing people.  The Mechanic also provides hitman service worldwide. Cost depends on the destination and it also includes the cost of airfares, accommodation, and tools. To fix your problem, they want the name, home address, a photograph or social media profile of Victim. More detailed you gave, less amount you need to pay. Payment options are Bitcoin and Monero. But not bound to these two currencies only, they can ask for a specific cryptocurrency also. For the security of operation, they use Tails Live CD Operating System, dedicated laptops, passwords are not written anywhere, PGP Private Key stored on encrypted USB flash drive (stored in the different locations), storing of minimum info of Victim and many other things. If you want to more about Mechanic, you can explore given Tor link.</text:p>
      <text:p text:style-name="Text_20_body">Note: Mechanic will shut down soon permanently. Their last PGP key will expire on 23 August 2018.</text:p>
      <text:p text:style-name="Text_20_body"><text:span text:style-name="Strong_20_Emphasis"><text:span text:style-name="T1">zy3dkytcaubkq2y3</text:span></text:span><text:span text:style-name="T1"> </text:span>– <text:span text:style-name="Strong_20_Emphasis">SLAYERS ASSASSINATION AND LIFE RUINING SERVICES</text:span></text:p>
      <text:p text:style-name="Text_20_body">Slayers is the next option in the list of Hitman for Hire deep web service links. This dark website is running by a group of a hitman from all over the World, offering Hitman Service everywhere. Main services are acid attack, facial scar, crippling, blindning, castration, torture, rape, beatings and many more. Prices are listed on website for every service. Price can be differing for setup and framings according to intentions. Currently, they have 48 Hitman. Escrow is also accepted for payments. For any query, you can visit given link and explore websit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clipseSpark </meta:initial-creator>
    <meta:creation-date>2011-11-28T23:36:19</meta:creation-date>
    <meta:generator>LibreOffice/6.4.1.2$Linux_X86_64 LibreOffice_project/40$Build-2</meta:generator>
    <dc:date>2020-05-04T19:08:44.945641549</dc:date>
    <meta:editing-duration>PT25S</meta:editing-duration>
    <meta:editing-cycles>1</meta:editing-cycles>
    <meta:document-statistic meta:table-count="0" meta:image-count="0" meta:object-count="0" meta:page-count="2" meta:paragraph-count="19" meta:word-count="893" meta:character-count="5668" meta:non-whitespace-character-count="4774"/>
  </office:meta>
</office:document-meta>
</file>